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1cm" svg:stroke-color="#3a5f8b" draw:fill="solid" draw:fill-color="#4f81bd" draw:textarea-vertical-align="middle" draw:auto-grow-height="false" draw:fit-to-size="false" fo:min-height="1.824cm" fo:min-width="1.574cm" fo:padding-top="0.125cm" fo:padding-bottom="0.125cm" fo:padding-left="0.25cm" fo:padding-right="0.25cm" fo:wrap-option="wrap"/>
    </style:style>
    <style:style style:name="gr2" style:family="graphic" style:parent-style-name="standard" style:list-style-name="L1">
      <style:graphic-properties draw:stroke="solid" svg:stroke-width="0.071cm" svg:stroke-color="#3a5f8b" draw:fill="solid" draw:fill-color="#4f81bd" draw:textarea-vertical-align="middle" draw:auto-grow-height="false" draw:fit-to-size="false" fo:min-height="6.265cm" fo:min-width="3.082cm" fo:padding-top="0.125cm" fo:padding-bottom="0.125cm" fo:padding-left="0.25cm" fo:padding-right="0.25cm" fo:wrap-option="wrap"/>
    </style:style>
    <style:style style:name="gr3" style:family="graphic" style:parent-style-name="standard" style:list-style-name="L1">
      <style:graphic-properties draw:stroke="solid" svg:stroke-width="0.071cm" svg:stroke-color="#3a5f8b" draw:fill="solid" draw:fill-color="#b9cde5" draw:textarea-vertical-align="middle" draw:auto-grow-height="false" draw:fit-to-size="false" fo:min-height="0.84cm" fo:min-width="3.351cm" fo:padding-top="0.125cm" fo:padding-bottom="0.125cm" fo:padding-left="0.25cm" fo:padding-right="0.25cm" fo:wrap-option="wrap"/>
    </style:style>
    <style:style style:name="gr4" style:family="graphic" style:parent-style-name="standard" style:list-style-name="L1">
      <style:graphic-properties draw:stroke="solid" svg:stroke-width="0.071cm" svg:stroke-color="#3a5f8b" draw:fill="solid" draw:fill-color="#b9cde5" draw:textarea-vertical-align="middle" draw:auto-grow-height="false" draw:fit-to-size="false" fo:min-height="0.84cm" fo:min-width="3.351cm" fo:padding-top="0.125cm" fo:padding-bottom="0.125cm" fo:padding-left="0.25cm" fo:padding-right="0.25cm" fo:wrap-option="wrap"/>
    </style:style>
    <style:style style:name="gr5" style:family="graphic" style:parent-style-name="standard" style:list-style-name="L1">
      <style:graphic-properties draw:stroke="solid" svg:stroke-width="0.071cm" svg:stroke-color="#3a5f8b" draw:fill="solid" draw:fill-color="#b9cde5" draw:textarea-vertical-align="middle" draw:auto-grow-height="false" draw:fit-to-size="false" fo:min-height="0.84cm" fo:min-width="1.604cm" fo:padding-top="0.125cm" fo:padding-bottom="0.125cm" fo:padding-left="0.25cm" fo:padding-right="0.25cm" fo:wrap-option="wrap"/>
    </style:style>
    <style:style style:name="gr6" style:family="graphic" style:parent-style-name="standard" style:list-style-name="L1">
      <style:graphic-properties draw:stroke="solid" svg:stroke-width="0.071cm" svg:stroke-color="#3a5f8b" draw:fill="solid" draw:fill-color="#b9cde5" draw:textarea-vertical-align="middle" draw:auto-grow-height="false" draw:fit-to-size="false" fo:min-height="0.84cm" fo:min-width="1.605cm" fo:padding-top="0.125cm" fo:padding-bottom="0.125cm" fo:padding-left="0.25cm" fo:padding-right="0.25cm" fo:wrap-option="wrap"/>
    </style:style>
    <style:style style:name="gr7" style:family="graphic" style:parent-style-name="standard" style:list-style-name="L1">
      <style:graphic-properties draw:stroke="solid" svg:stroke-width="0.071cm" svg:stroke-color="#728a41" draw:fill="solid" draw:fill-color="#9bbb59" draw:textarea-vertical-align="middle" draw:auto-grow-height="false" draw:fit-to-size="false" fo:min-height="1.099cm" fo:min-width="2.769cm" fo:padding-top="0.125cm" fo:padding-bottom="0.125cm" fo:padding-left="0.25cm" fo:padding-right="0.25cm" fo:wrap-option="wrap"/>
    </style:style>
    <style:style style:name="gr8" style:family="graphic" style:parent-style-name="standard" style:list-style-name="L1">
      <style:graphic-properties draw:stroke="solid" svg:stroke-width="0.071cm" svg:stroke-color="#8e3b38" draw:fill="solid" draw:fill-color="#c0504d" draw:textarea-vertical-align="middle" draw:auto-grow-height="false" draw:fit-to-size="false" fo:min-height="1.1cm" fo:min-width="2.769cm" fo:padding-top="0.125cm" fo:padding-bottom="0.125cm" fo:padding-left="0.25cm" fo:padding-right="0.25cm" fo:wrap-option="wrap"/>
    </style:style>
    <style:style style:name="gr9" style:family="graphic" style:parent-style-name="standard" style:list-style-name="L1">
      <style:graphic-properties draw:stroke="solid" svg:stroke-width="0.071cm" svg:stroke-color="#5e4977" draw:fill="solid" draw:fill-color="#8064a2" draw:textarea-vertical-align="middle" draw:auto-grow-height="false" draw:fit-to-size="false" fo:min-height="1.1cm" fo:min-width="2.769cm" fo:padding-top="0.125cm" fo:padding-bottom="0.125cm" fo:padding-left="0.25cm" fo:padding-right="0.25cm" fo:wrap-option="wrap"/>
    </style:style>
    <style:style style:name="gr10" style:family="graphic" style:parent-style-name="standard" style:list-style-name="L1">
      <style:graphic-properties draw:stroke="solid" svg:stroke-width="0.071cm" svg:stroke-color="#b66e33" draw:fill="solid" draw:fill-color="#f79646" draw:textarea-vertical-align="middle" draw:auto-grow-height="false" draw:fit-to-size="false" fo:min-height="1.099cm" fo:min-width="2.769cm" fo:padding-top="0.125cm" fo:padding-bottom="0.125cm" fo:padding-left="0.25cm" fo:padding-right="0.25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loext:graphic-properties draw:fill="solid" draw:fill-color="#b9cde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loext:graphic-properties draw:fill="solid" draw:fill-color="#9bbb5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solid" draw:fill-color="#c0504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 style:family="paragraph">
      <loext:graphic-properties draw:fill="solid" draw:fill-color="#8064a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 style:family="paragraph">
      <loext:graphic-properties draw:fill="solid" draw:fill-color="#f7964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name="Ellipse 4" draw:style-name="gr1" draw:text-style-name="P2" draw:layer="layout" svg:width="2.932cm" svg:height="2.932cm" svg:x="8.688cm" svg:y="2.574cm">
          <text:p text:style-name="P1"><text:span text:style-name="T1">Head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bgerundetes Rechteck 5" draw:style-name="gr2" draw:text-style-name="P2" draw:layer="layout" svg:width="3.968cm" svg:height="6.901cm" svg:x="8.259cm" svg:y="5.681cm">
          <text:p text:style-name="P1"><text:span text:style-name="T2">Body</text:span><text:span text:style-name="T2"><text:line-break/></text:span><text:span text:style-name="T3">(Struktur &amp; Inhal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7" draw:style-name="gr3" draw:text-style-name="P3" draw:layer="layout" svg:width="3.969cm" svg:height="1.208cm" draw:transform="rotate (1.5707963267949) translate (6.878cm 9.822cm)">
          <text:p text:style-name="P1"><text:span text:style-name="T4">Navig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8" draw:style-name="gr4" draw:text-style-name="P3" draw:layer="layout" svg:width="3.969cm" svg:height="1.208cm" draw:transform="rotate (1.5707963267949) translate (12.398cm 9.822cm)">
          <text:p text:style-name="P1"><text:span text:style-name="T4">Such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9" draw:style-name="gr5" draw:text-style-name="P3" draw:layer="layout" svg:width="2.222cm" svg:height="1.208cm" svg:x="7.664cm" svg:y="12.754cm">
          <text:p text:style-name="P1"><text:span text:style-name="T4">Foo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0" draw:style-name="gr6" draw:text-style-name="P3" draw:layer="layout" svg:width="2.223cm" svg:height="1.208cm" svg:x="10.597cm" svg:y="12.754cm">
          <text:p text:style-name="P1"><text:span text:style-name="T4">FAQ</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Wolkenförmige Legende 14" draw:style-name="gr7" draw:text-style-name="P4" draw:layer="layout" svg:width="5.003cm" svg:height="2.069cm" svg:x="2.633cm" svg:y="1.194cm">
          <text:p text:style-name="P1"><text:span text:style-name="T3">CSS</text:span></text:p>
          <draw:enhanced-geometry draw:mirror-horizontal="false" draw:mirror-vertical="false" drawooo:sub-view-size="43200 43200 0 0 0 0 0 0 43200 43200" draw:text-areas="?f39 ?f40 ?f41 ?f42" svg:viewBox="0 0 0 0" draw:type="ooxml-cloudCallout" draw:modifiers="64771 6440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Wolkenförmige Legende 15" draw:style-name="gr8" draw:text-style-name="P5" draw:layer="layout" svg:width="5.003cm" svg:height="2.07cm" svg:x="12.182cm" svg:y="1.1cm">
          <text:p text:style-name="P1"><text:span text:style-name="T3">JS</text:span></text:p>
          <draw:enhanced-geometry draw:mirror-horizontal="false" draw:mirror-vertical="false" drawooo:sub-view-size="43200 43200 0 0 0 0 0 0 43200 43200" draw:text-areas="?f39 ?f40 ?f41 ?f42" svg:viewBox="0 0 0 0" draw:type="ooxml-cloudCallout" draw:modifiers="-60282 4534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Wolkenförmige Legende 16" draw:style-name="gr9" draw:text-style-name="P6" draw:layer="layout" svg:width="5.003cm" svg:height="2.07cm" svg:x="14.297cm" svg:y="3.265cm">
          <text:p text:style-name="P1"><text:span text:style-name="T4">Metadaten</text:span></text:p>
          <draw:enhanced-geometry draw:mirror-horizontal="false" draw:mirror-vertical="false" drawooo:sub-view-size="43200 43200 0 0 0 0 0 0 43200 43200" draw:text-areas="?f39 ?f40 ?f41 ?f42" svg:viewBox="0 0 0 0" draw:type="ooxml-cloudCallout" draw:modifiers="-97758 -1662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Wolkenförmige Legende 18" draw:style-name="gr10" draw:text-style-name="P7" draw:layer="layout" svg:width="5.003cm" svg:height="2.069cm" svg:x="1.7cm" svg:y="3.858cm">
          <text:p text:style-name="P1"><text:span text:style-name="T3">Doctype</text:span></text:p>
          <draw:enhanced-geometry draw:mirror-horizontal="false" draw:mirror-vertical="false" drawooo:sub-view-size="43200 43200 0 0 0 0 0 0 43200 43200" draw:text-areas="?f39 ?f40 ?f41 ?f42" svg:viewBox="0 0 0 0" draw:type="ooxml-cloudCallout" draw:modifiers="82129 -223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16:23:40.249521994</meta:creation-date>
    <dc:date>2016-04-26T16:27:43.365241615</dc:date>
    <meta:editing-duration>PT4M2S</meta:editing-duration>
    <meta:editing-cycles>2</meta:editing-cycles>
    <meta:generator>LibreOffice/5.1.2.2$Linux_X86_64 LibreOffice_project/10m0$Build-2</meta:generator>
    <meta:document-statistic meta:object-count="10"/>
  </office:meta>
</office:document-meta>
</file>